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Courier New" fo:font-size="12pt" style:font-size-asian="12pt" style:font-size-complex="12pt"/>
    </style:style>
    <style:style style:name="P3" style:family="paragraph" style:parent-style-name="Standard">
      <style:text-properties style:font-name="Courier New" fo:font-size="10pt" style:font-size-asian="10pt" style:font-size-complex="10pt"/>
    </style:style>
    <style:style style:name="T1" style:family="text">
      <style:text-properties style:font-name="Courier New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opBox своими руками. Берем шифрование файлов под полный контроль</text:p>
      <text:p text:style-name="Standard"/>
      <text:p text:style-name="Standard">Актуальность решения исходит из в недавней новости (<text:a xlink:type="simple" xlink:href="http://habrahabr.ru/blogs/infosecurity/118220/">http://habrahabr.ru/blogs/infosecurity/118220/</text:a>). Естественно, это было изначально известно, но все равно неприятно.</text:p>
      <text:p text:style-name="Standard"/>
      <text:p text:style-name="Standard">А что нужно для надежного хранения зашифрованных файлов?</text:p>
      <text:p text:style-name="Standard"/>
      <text:list text:style-name="L1">
        <text:list-item>
          <text:p text:style-name="P1">Не хранить ключи для дешифровки файлов там, где они хранятся в зашифрованном виде. Использовать симметричное шифрование.</text:p>
        </text:list-item>
        <text:list-item>
          <text:p text:style-name="P1">Хранить даные ключи в зашифрованном виде. Притом, ключ для дешифровки должен генерироваться из пароля, который в свою очередь также не должен где-либо храниться.</text:p>
        </text:list-item>
        <text:list-item>
          <text:p text:style-name="P1">Обеспечить шифрование канала передачи файлов. Из п.п. 1-2 следует, что файлы нужно шифровать поточно на стороне клиента и передавать на сервер шифрованный файл. Таким образом на стороне клиента не останется записей о том, что даный зашифрованный файл был на его компьютере. Саму передачу файлов нужно шифровать дополнительно, чтобы нельзя было перехватить и зашифрованный файл.</text:p>
        </text:list-item>
        <text:list-item>
          <text:p text:style-name="P1">Шифрование канала передачи зашифрованных файлов вести с помощью симметричного шифрования.</text:p>
        </text:list-item>
        <text:list-item>
          <text:p text:style-name="P1">Реализовать на практике легко воспроизводимый алгоритм.</text:p>
        </text:list-item>
      </text:list>
      <text:p text:style-name="Standard"/>
      <text:p text:style-name="Standard">Итог.</text:p>
      <text:p text:style-name="Standard"/>
      <text:p text:style-name="Standard">Содержимое файлов шифруем алгоритмом AES. Ключи для дешифрирования файлов храним в отдельном файле «<text:span text:style-name="T1">keys.key</text:span>», который шифруется с помощью пароля, вводимого с клавиатуры. Пароль никуда не сохраняется.</text:p>
      <text:p text:style-name="Standard"/>
      <text:p text:style-name="Standard">Соединение с сервером осуществляем по протоколу SSH2. Здесь важно получить реальный ключ с сервера, чтобы исключить расшифровку потока где-то на середине пути (а-ля MITM SSL).</text:p>
      <text:p text:style-name="Standard"/>
      <text:p text:style-name="Standard">Также шифруются имена файлов, используя шаблон</text:p>
      <text:p text:style-name="Standard"/>
      <text:p text:style-name="P2">&lt;PREFIX&gt;.&lt;CRYPTED_NAME&gt;</text:p>
      <text:p text:style-name="Standard"/>
      <text:p text:style-name="Standard">например</text:p>
      <text:p text:style-name="Standard"/>
      <text:p text:style-name="P2">0.A765.A799.V86F.G78.65D</text:p>
      <text:p text:style-name="Standard"/>
      <text:p text:style-name="Standard">Для шифрования имен файлов используем отдельный ключ.</text:p>
      <text:p text:style-name="Standard"/>
      <text:p text:style-name="Standard">Остальное – дело техники. На сервере файлы будут храниться в следующем виде</text:p>
      <text:p text:style-name="P3">-rw-r--r-- <text:s/>1 w_675655 <text:s/>virtwww <text:s text:c="4"/>51452 27 ??? 01:12 0.5678.754.899.5633.4678</text:p>
      <text:p text:style-name="P3">-rw-r--r-- <text:s/>1 w_675655 <text:s/>virtwww <text:s text:c="4"/>21487 26 ??? 00:13 0.677.345.234.874.876</text:p>
      <text:p text:style-name="P3">-rw-r--r-- <text:s/>1 w_675655 <text:s/>virtwww <text:s text:c="2"/>2514785 26 ??? 04:13 0.878.3567.6767.332.226</text:p>
      <text:p text:style-name="P3">-rw-r--r-- <text:s/>1 w_675655 <text:s/>virtwww <text:s text:c="3"/>651233 27 ??? 05:25 0.563.536.7643.245.5654</text:p>
      <text:p text:style-name="P3">-rw-r--r-- <text:s/>1 w_675655 <text:s/>virtwww <text:s text:c="6"/>213 26 ??? 06:27 0.123.456.6542.334.756</text:p>
      <text:p text:style-name="P3">-rw-r--r-- <text:s/>1 w_675655 <text:s/>virtwww <text:s text:c="3"/>735634 27 ??? 04:45 0.1154.734.567.211.652</text:p>
      <text:p text:style-name="P3">-rw-r--r-- <text:s/>1 w_675655 <text:s/>virtwww <text:s/>78657464 27 ??? 02:01 0.654.357.323.777.342</text:p>
      <text:p text:style-name="P3">-rw-r--r-- <text:s/>1 w_675655 <text:s/>virtwww <text:s text:c="5"/>4566 26 ??? 15:24 0.555.632.7543.234.634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font-name-asian="Lucida Sans Unicode" style:font-size-asian="12pt" style:language-asian="ru" style:country-asian="RU" style:font-name-complex="Tahoma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6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4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6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8$Build-9048
  </meta:generator>
    <meta:creation-date>2011-05-16T15:48:16</meta:creation-date>
    <dc:date>2011-05-16T16:53:59</dc:date>
    <dc:language>ru-RU</dc:language>
    <meta:editing-cycles>10</meta:editing-cycles>
    <meta:editing-duration>PT35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5" meta:word-count="323" meta:character-count="2318"/>
  </office:meta>
</office:document-meta>
</file>